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6757in" table:align="left"/>
    </style:style>
    <style:style style:name="Table1.A" style:family="table-column">
      <style:table-column-properties style:column-width="2.8347in"/>
    </style:style>
    <style:style style:name="Table1.B" style:family="table-column">
      <style:table-column-properties style:column-width="0.841in"/>
    </style:style>
    <style:style style:name="Table1.A1" style:family="table-cell">
      <style:table-cell-properties style:vertical-align="middle" fo:padding="0.0194in" fo:border="none"/>
    </style:style>
    <style:style style:name="Table2" style:family="table">
      <style:table-properties style:width="3.6757in" table:align="left"/>
    </style:style>
    <style:style style:name="Table2.A" style:family="table-column">
      <style:table-column-properties style:column-width="2.8347in"/>
    </style:style>
    <style:style style:name="Table2.B" style:family="table-column">
      <style:table-column-properties style:column-width="0.841in"/>
    </style:style>
    <style:style style:name="Table2.A1" style:family="table-cell">
      <style:table-cell-properties style:vertical-align="middle" fo:padding="0.0194in" fo:border="none"/>
    </style:style>
    <style:style style:name="Table3" style:family="table">
      <style:table-properties style:width="3.6757in" table:align="left"/>
    </style:style>
    <style:style style:name="Table3.A" style:family="table-column">
      <style:table-column-properties style:column-width="2.8347in"/>
    </style:style>
    <style:style style:name="Table3.B" style:family="table-column">
      <style:table-column-properties style:column-width="0.841in"/>
    </style:style>
    <style:style style:name="Table3.A1" style:family="table-cell">
      <style:table-cell-properties style:vertical-align="middle" fo:padding="0.0194in" fo:border="none"/>
    </style:style>
    <style:style style:name="Table4" style:family="table">
      <style:table-properties style:width="3.6757in" table:align="left"/>
    </style:style>
    <style:style style:name="Table4.A" style:family="table-column">
      <style:table-column-properties style:column-width="2.8347in"/>
    </style:style>
    <style:style style:name="Table4.B" style:family="table-column">
      <style:table-column-properties style:column-width="0.841in"/>
    </style:style>
    <style:style style:name="Table4.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10pt" officeooo:paragraph-rsid="000637cb" style:font-size-asian="10pt" style:font-size-complex="10pt"/>
    </style:style>
    <style:style style:name="P2" style:family="paragraph" style:parent-style-name="Text_20_body">
      <style:text-properties officeooo:rsid="00032638" officeooo:paragraph-rsid="00032638"/>
    </style:style>
    <style:style style:name="P3" style:family="paragraph" style:parent-style-name="Text_20_body">
      <style:paragraph-properties fo:text-align="center" style:justify-single-word="false"/>
      <style:text-properties fo:font-size="10pt" officeooo:paragraph-rsid="000637cb" style:font-size-asian="10pt" style:font-size-complex="10pt"/>
    </style:style>
    <style:style style:name="P4" style:family="paragraph" style:parent-style-name="Text_20_body">
      <style:paragraph-properties fo:text-align="center" style:justify-single-word="false"/>
      <style:text-properties fo:font-size="10pt" style:text-underline-style="solid" style:text-underline-width="auto" style:text-underline-color="font-color" officeooo:paragraph-rsid="000637cb" style:font-size-asian="10pt" style:font-size-complex="10pt"/>
    </style:style>
    <style:style style:name="P5" style:family="paragraph" style:parent-style-name="Text_20_body">
      <style:paragraph-properties fo:margin-left="0.4925in" fo:margin-right="0in" fo:text-indent="0in" style:auto-text-indent="false"/>
    </style:style>
    <style:style style:name="P6" style:family="paragraph" style:parent-style-name="Table_20_Contents">
      <style:text-properties fo:font-size="2pt" style:font-size-asian="2pt" style:font-size-complex="2pt"/>
    </style:style>
    <style:style style:name="P7" style:family="paragraph" style:parent-style-name="Preformatted_20_Text">
      <style:paragraph-properties fo:margin-top="0in" fo:margin-bottom="0.1965in" loext:contextual-spacing="false"/>
    </style:style>
    <style:style style:name="T1" style:family="text">
      <style:text-properties fo:font-size="10pt" style:font-size-asian="10pt" style:font-size-complex="10pt"/>
    </style:style>
    <style:style style:name="T2" style:family="text">
      <style:text-properties fo:font-size="10pt" officeooo:rsid="00032638" style:font-size-asian="10pt" style:font-size-complex="10pt"/>
    </style:style>
    <style:style style:name="T3" style:family="text">
      <style:text-properties officeooo:rsid="000637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G37 – Ομάδα Ηρακλείου </text:p>
      <text:h text:style-name="Heading_20_3" text:outline-level="3">Δραστηριότητα για το πρώτο κεφάλαιο</text:h>
      <text:p text:style-name="P5"><text:span text:style-name="T1">Σημείωση : το παρακάτω θα μπορούσε να είναι </text:span><text:span text:style-name="Emphasis"><text:span text:style-name="T1">ένα πρόγραμμα</text:span></text:span><text:span text:style-name="T1"> (στα πλαίσια της ιδέας των αυτοτελών </text:span><text:span text:style-name="T2">ολοκληρωμένων</text:span><text:span text:style-name="T1"> παραδειγμάτων) στο οποίο να υπάρχουν όλα τα λάθη και ο στόχος να είναι να τα </text:span><text:span text:style-name="T2">επιλύσουμε</text:span><text:span text:style-name="T1"> ένα ένα μέχρι να δουλέψει το πρόγραμμα.</text:span></text:p>
      <text:p text:style-name="Text_20_body">Για καθένα από τα παρακάτω προγράμματα, αντιγράψτε τα με Αντιγραφή-Επικόλληση (ή κατεβάστε τα με Αποθήκευση ως) και δοκιμάστε να τα τρέξετε.</text:p>
      <text:p text:style-name="Text_20_body">Αντιγράψτε το μήνυμα λάθους στο φύλλο απαντήσεων, διορθώστε το πρόγραμμα και βεβαιωθείτε ότι είναι σωστό τρέχοντάς το. Τί έλεγε το μήνυμα λάθους με δικά σας λόγια;</text:p>
      <text:p text:style-name="Text_20_body"><text:span text:style-name="Emphasis">Πρόγραμμα 1</text:span></text:p>
      <text:p text:style-name="Preformatted_20_Text">print(“Ορεκτικά”)</text:p>
      <text:p text:style-name="Preformatted_20_Text">prιnt(“Ντάκος”)</text:p>
      <text:p text:style-name="Preformatted_20_Text">print(“Γεμιστά”)</text:p>
      <text:p text:style-name="Preformatted_20_Text">print(“Τυροκροκέτες”)</text:p>
      <text:p text:style-name="P7">print(“Τυροκαφτερη”)</text:p>
      <table:table table:name="Table1" table:style-name="Table1">
        <table:table-column table:style-name="Table1.A"/>
        <table:table-column table:style-name="Table1.B"/>
        <table:table-header-rows>
          <table:table-row>
            <table:table-cell table:style-name="Table1.A1" office:value-type="string">
              <text:p text:style-name="Table_20_Heading">Ερώτηση</text:p>
            </table:table-cell>
            <table:table-cell table:style-name="Table1.A1" office:value-type="string">
              <text:p text:style-name="Table_20_Heading">Απάντηση</text:p>
            </table:table-cell>
          </table:table-row>
        </table:table-header-rows>
        <table:table-row>
          <table:table-cell table:style-name="Table1.A1" office:value-type="string">
            <text:p text:style-name="Table_20_Contents">Σε ποιά γραμμή υπάρχει πρόβλημα;</text:p>
          </table:table-cell>
          <table:table-cell table:style-name="Table1.A1" office:value-type="string">
            <text:p text:style-name="P6"/>
          </table:table-cell>
        </table:table-row>
        <table:table-row>
          <table:table-cell table:style-name="Table1.A1" office:value-type="string">
            <text:p text:style-name="Table_20_Contents">Ποιό ήταν το μήνυμα λάθους της python;</text:p>
          </table:table-cell>
          <table:table-cell table:style-name="Table1.A1" office:value-type="string">
            <text:p text:style-name="P6"/>
          </table:table-cell>
        </table:table-row>
        <table:table-row>
          <table:table-cell table:style-name="Table1.A1" office:value-type="string">
            <text:p text:style-name="Table_20_Contents">Δηλαδή ποιό ήταν το πρόβλημα;</text:p>
          </table:table-cell>
          <table:table-cell table:style-name="Table1.A1" office:value-type="string">
            <text:p text:style-name="P6"/>
          </table:table-cell>
        </table:table-row>
      </table:table>
      <text:p text:style-name="Text_20_body"><text:span text:style-name="Emphasis"/></text:p>
      <text:p text:style-name="Text_20_body"><text:span text:style-name="Emphasis">Πρόγραμμα 2</text:span></text:p>
      <text:p text:style-name="Preformatted_20_Text">print(“Ορεκτικά”)</text:p>
      <text:p text:style-name="Preformatted_20_Text">print(“Ντάκος”)</text:p>
      <text:p text:style-name="Preformatted_20_Text"><text:s text:c="2"/>print(“Γεμιστά”)</text:p>
      <text:p text:style-name="Preformatted_20_Text">print(“Τυροκροκέτες”)</text:p>
      <text:p text:style-name="P7">print(“Τυροκαφτερη”)</text:p>
      <table:table table:name="Table2" table:style-name="Table2">
        <table:table-column table:style-name="Table2.A"/>
        <table:table-column table:style-name="Table2.B"/>
        <table:table-header-rows>
          <table:table-row>
            <table:table-cell table:style-name="Table2.A1" office:value-type="string">
              <text:p text:style-name="Table_20_Heading">Ερώτηση</text:p>
            </table:table-cell>
            <table:table-cell table:style-name="Table2.A1" office:value-type="string">
              <text:p text:style-name="Table_20_Heading">Απάντηση</text:p>
            </table:table-cell>
          </table:table-row>
        </table:table-header-rows>
        <table:table-row>
          <table:table-cell table:style-name="Table2.A1" office:value-type="string">
            <text:p text:style-name="Table_20_Contents">Σε ποιά γραμμή υπάρχει πρόβλημα;</text:p>
          </table:table-cell>
          <table:table-cell table:style-name="Table2.A1" office:value-type="string">
            <text:p text:style-name="P6"/>
          </table:table-cell>
        </table:table-row>
        <table:table-row>
          <table:table-cell table:style-name="Table2.A1" office:value-type="string">
            <text:p text:style-name="Table_20_Contents">Ποιό ήταν το μήνυμα λάθους της python;</text:p>
          </table:table-cell>
          <table:table-cell table:style-name="Table2.A1" office:value-type="string">
            <text:p text:style-name="P6"/>
          </table:table-cell>
        </table:table-row>
        <table:table-row>
          <table:table-cell table:style-name="Table2.A1" office:value-type="string">
            <text:p text:style-name="Table_20_Contents">Δηλαδή ποιό ήταν το πρόβλημα;</text:p>
          </table:table-cell>
          <table:table-cell table:style-name="Table2.A1" office:value-type="string">
            <text:p text:style-name="P6"/>
          </table:table-cell>
        </table:table-row>
      </table:table>
      <text:p text:style-name="Text_20_body"><text:span text:style-name="Emphasis"/></text:p>
      <text:p text:style-name="Text_20_body"><text:span text:style-name="Emphasis">Πρόγραμμα 3</text:span></text:p>
      <text:p text:style-name="Preformatted_20_Text">print(“Ορεκτικά'')</text:p>
      <text:p text:style-name="Preformatted_20_Text">print(“Ντάκος”)</text:p>
      <text:p text:style-name="Preformatted_20_Text">print(“Γεμιστά”)</text:p>
      <text:p text:style-name="Preformatted_20_Text">print(“Τυροκροκέτες”)</text:p>
      <text:p text:style-name="P7">print(“Τυροκαφτερη”)</text:p>
      <table:table table:name="Table3" table:style-name="Table3">
        <table:table-column table:style-name="Table3.A"/>
        <table:table-column table:style-name="Table3.B"/>
        <table:table-header-rows>
          <table:table-row>
            <table:table-cell table:style-name="Table3.A1" office:value-type="string">
              <text:p text:style-name="Table_20_Heading">Ερώτηση</text:p>
            </table:table-cell>
            <table:table-cell table:style-name="Table3.A1" office:value-type="string">
              <text:p text:style-name="Table_20_Heading">Απάντηση</text:p>
            </table:table-cell>
          </table:table-row>
        </table:table-header-rows>
        <table:table-row>
          <table:table-cell table:style-name="Table3.A1" office:value-type="string">
            <text:p text:style-name="Table_20_Contents">Σε ποιά γραμμή υπάρχει πρόβλημα;</text:p>
          </table:table-cell>
          <table:table-cell table:style-name="Table3.A1" office:value-type="string">
            <text:p text:style-name="P6"/>
          </table:table-cell>
        </table:table-row>
        <table:table-row>
          <table:table-cell table:style-name="Table3.A1" office:value-type="string">
            <text:p text:style-name="Table_20_Contents">Ποιό ήταν το μήνυμα λάθους της python;</text:p>
          </table:table-cell>
          <table:table-cell table:style-name="Table3.A1" office:value-type="string">
            <text:p text:style-name="P6"/>
          </table:table-cell>
        </table:table-row>
        <table:table-row>
          <table:table-cell table:style-name="Table3.A1" office:value-type="string">
            <text:p text:style-name="Table_20_Contents">Δηλαδή ποιό ήταν το πρόβλημα;</text:p>
          </table:table-cell>
          <table:table-cell table:style-name="Table3.A1" office:value-type="string">
            <text:p text:style-name="P6"/>
          </table:table-cell>
        </table:table-row>
      </table:table>
      <text:p text:style-name="Text_20_body"><text:span text:style-name="Emphasis"/></text:p>
      <text:p text:style-name="Text_20_body"><text:span text:style-name="Emphasis">Πρόγραμμα 4</text:span></text:p>
      <text:p text:style-name="Preformatted_20_Text">print(“Ορεκτικά”)</text:p>
      <text:p text:style-name="Preformatted_20_Text">print(“Ντάκος”)</text:p>
      <text:p text:style-name="Preformatted_20_Text">print(“Γεμιστά”)</text:p>
      <text:p text:style-name="Preformatted_20_Text">print(“Τυροκροκέτες””)</text:p>
      <text:p text:style-name="P7"><text:soft-page-break/>print(“Τυροκαφτερη”)</text:p>
      <table:table table:name="Table4" table:style-name="Table4">
        <table:table-column table:style-name="Table4.A"/>
        <table:table-column table:style-name="Table4.B"/>
        <table:table-header-rows>
          <table:table-row>
            <table:table-cell table:style-name="Table4.A1" office:value-type="string">
              <text:p text:style-name="Table_20_Heading">Ερώτηση</text:p>
            </table:table-cell>
            <table:table-cell table:style-name="Table4.A1" office:value-type="string">
              <text:p text:style-name="Table_20_Heading">Απάντηση</text:p>
            </table:table-cell>
          </table:table-row>
        </table:table-header-rows>
        <table:table-row>
          <table:table-cell table:style-name="Table4.A1" office:value-type="string">
            <text:p text:style-name="Table_20_Contents">Σε ποιά γραμμή υπάρχει πρόβλημα;</text:p>
          </table:table-cell>
          <table:table-cell table:style-name="Table4.A1" office:value-type="string">
            <text:p text:style-name="P6"/>
          </table:table-cell>
        </table:table-row>
        <table:table-row>
          <table:table-cell table:style-name="Table4.A1" office:value-type="string">
            <text:p text:style-name="Table_20_Contents">Ποιό ήταν το μήνυμα λάθους της python;</text:p>
          </table:table-cell>
          <table:table-cell table:style-name="Table4.A1" office:value-type="string">
            <text:p text:style-name="P6"/>
          </table:table-cell>
        </table:table-row>
        <table:table-row>
          <table:table-cell table:style-name="Table4.A1" office:value-type="string">
            <text:p text:style-name="Table_20_Contents">Δηλαδή ποιό ήταν το πρόβλημα;</text:p>
          </table:table-cell>
          <table:table-cell table:style-name="Table4.A1" office:value-type="string">
            <text:p text:style-name="P6"/>
          </table:table-cell>
        </table:table-row>
      </table:table>
      <text:p text:style-name="Standard"/>
      <text:h text:style-name="Heading_20_3" text:outline-level="3">Δραστηριότητα για το δεύτερο κεφάλαιο</text:h>
      <text:h text:style-name="Heading_20_1" text:outline-level="1">ΜΟ.py</text:h>
      <text:p text:style-name="Preformatted_20_Text">όνομα = input(“Πώς σε λένε;”)</text:p>
      <text:p text:style-name="Preformatted_20_Text">print(“Γειά σου”, όνομα)</text:p>
      <text:p text:style-name="Preformatted_20_Text">print(“Θα υπολογίσουμε μαζί τον μέσο όρο στα μαθήματα σου”)</text:p>
      <text:p text:style-name="Preformatted_20_Text"/>
      <text:p text:style-name="Preformatted_20_Text">a = input(“Δώσε μου ένα βαθμό”)</text:p>
      <text:p text:style-name="Preformatted_20_Text">b = input(“Δώσε μου άλλο έναν βαθμό”)</text:p>
      <text:p text:style-name="Preformatted_20_Text">g = input(“Δώσε μου άλλο έναν βαθμό”)</text:p>
      <text:p text:style-name="Preformatted_20_Text"/>
      <text:p text:style-name="Preformatted_20_Text">mo = (a+b+g)/3</text:p>
      <text:p text:style-name="P7">print(όνομα, “ o μέσος όρος στα μαθήματα σου είναι”, mo)</text:p>
      <text:p text:style-name="Text_20_body">Αρχικά γράψτε το παραπάνω πρόγραμμα και τρέξτε το.</text:p>
      <text:p text:style-name="Text_20_body">Κατόπιν κάντε τις παρακάτω βελτιώσεις.</text:p>
      <text:h text:style-name="Heading_20_2" text:outline-level="2"><text:bookmark text:name="user-content-Βελτίωση-πρώτη"/>Βελτίωση πρώτη</text:h>
      <text:p text:style-name="Text_20_body">Το παραπάνω πρόγραμμα δουλεύει μόνο για ένα μαθητή. Για να βρούμε τον μέσο όρο άλλου μαθητή, πρέπει να εκτελέσουμε το πρόγραμμα ξανά. Τί αλλαγή θα κάνατε ώστε να επαναλαμβάνει την διαδικασία υπολογισμού του μέσου όρου μέχρι να δώσουμε για όνομα το “τέλος”. Σώστε το βελτιωμένο πρόγραμμά σας με το όνομα MO2.py.</text:p>
      <text:h text:style-name="Heading_20_2" text:outline-level="2"><text:bookmark text:name="user-content-Βελτίωση-δεύτερη"/>Βελτίωση δεύτερη</text:h>
      <text:p text:style-name="Text_20_body">Προσθέστε στο προηγούμενο βελτιωμένο πρόγραμμα, άλλη μία βελτίωση. Μετά το όνομα να μας ρωτάει σε πόσα μαθήματα θέλουμε να υπολογίσουμε τον μέσο όρο. Κατόπιν να μας ρωτάει αντίστοιχες φορές για τον βαθμό ενός μαθήματος. Κάθε φορά τον βαθμό θα τον αθροίζει στην μεταβλητή σύνολο<text:span text:style-name="Emphasis">βαθμολογίας. Στο τέλος το σύνολο</text:span>βαθμολογίας θα διαιρείτε με το πλήθος μαθημάτων και θα βγαίνει ο μέσος όρος. Σώστε το βελτιωμένο πρόγραμμά σας με το όνομα MO3.py.</text:p>
      <text:h text:style-name="Heading_20_2" text:outline-level="2"><text:bookmark text:name="user-content-Βελτίωση-τρίτη"/>Βελτίωση τρίτη</text:h>
      <text:p text:style-name="Text_20_body">Αν καταφέρατε να κάνετε την δεύτερη βελτίωση, βάλτε την σε μία διαδικασία με το όνομα μοΜαθημάτων ή οποία να παίρνει ως παράμετρο το πλήθος των μαθημάτων που θα πρέπει να ζητήσει. Σώστε το βελτιωμένο πρόγραμμά σας με το όνομα MO4.py.</text:p>
      <text:p text:style-name="P3"/>
      <text:p text:style-name="P4">WG37 – Ομάδα Ηρακλείου </text:p>
      <text:p text:style-name="P1">Κριθαριώτη Ιωάννα,<text:span text:style-name="T3">Μαυρογιαννάκη Εύη,Αφροδίτη Μιχαηλίδη,Πουλάκης Μάνος,</text:span>Χανιωτάκης Γιάννης,Χαριτάκης Γιάννη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1799in" fo:margin-bottom="0.2in" fo:margin-left="0.3799in" fo:margin-right="0.3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20:22:25.592753714</meta:creation-date>
    <dc:date>2016-09-29T20:35:32.306486759</dc:date>
    <meta:editing-duration>PT13M6S</meta:editing-duration>
    <meta:editing-cycles>4</meta:editing-cycles>
    <meta:generator>LibreOffice/5.1.5.2$Linux_X86_64 LibreOffice_project/10m0$Build-2</meta:generator>
    <meta:document-statistic meta:table-count="4" meta:image-count="0" meta:object-count="0" meta:page-count="2" meta:paragraph-count="69" meta:word-count="444" meta:character-count="3029" meta:non-whitespace-character-count="2648"/>
  </office:meta>
</office:document-meta>
</file>